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master-page-name="MasterPage2" style:family="paragraph" style:name="P33">
      <style:text-properties/>
      <style:paragraph-properties/>
    </style:style>
    <style:style style:family="paragraph" style:name="P34">
      <style:paragraph-properties fo:margin-left="1.251cm" fo:text-indent="0cm"/>
    </style:style>
    <style:style style:family="text" style:name="T33">
      <style:text-properties/>
    </style:style>
    <style:style style:family="text" style:name="T34">
      <style:text-properties/>
    </style:style>
    <style:style style:family="text" style:name="T35">
      <style:text-properties/>
    </style:style>
    <style:style style:family="text" style:name="T36">
      <style:text-properties/>
    </style:style>
    <style:style style:family="text" style:name="T37">
      <style:text-properties/>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paragraph" style:name="P35">
      <style:paragraph-properties fo:margin-left="1.251cm" fo:text-indent="0cm"/>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style:style>
    <style:style style:family="text" style:name="T47">
      <style:text-properties/>
    </style:style>
    <style:style style:family="text" style:name="T48">
      <style:text-properties/>
    </style:style>
    <style:style style:family="text" style:name="T49">
      <style:text-properties/>
    </style:style>
    <style:style style:family="text" style:name="T50">
      <style:text-properties/>
    </style:style>
    <style:style style:family="text" style:name="T51">
      <style:text-properties/>
    </style:style>
    <style:style style:family="text" style:name="T52">
      <style:text-properties/>
    </style:style>
    <style:style style:family="text" style:name="T53">
      <style:text-properties/>
    </style:style>
    <style:style style:parent-style-name="605" style:list-style-name="WWNum7" style:family="paragraph" style:name="P36">
      <style:paragraph-properties/>
    </style:style>
    <style:style style:family="text" style:name="T54">
      <style:text-properties/>
    </style:style>
    <style:style style:family="text" style:name="T55">
      <style:text-properties/>
    </style:style>
    <style:style style:family="text" style:name="T56">
      <style:text-properties/>
    </style:style>
    <style:style style:parent-style-name="605" style:list-style-name="WWNum7" style:family="paragraph" style:name="P37">
      <style:paragraph-properties/>
    </style:style>
    <style:style style:family="text" style:name="T57">
      <style:text-properties/>
    </style:style>
    <style:style style:family="text" style:name="T58">
      <style:text-properties/>
    </style:style>
    <style:style style:family="text" style:name="T59">
      <style:text-properties/>
    </style:style>
    <style:style style:parent-style-name="605" style:list-style-name="WWNum7" style:family="paragraph" style:name="P38">
      <style:paragraph-properties/>
    </style:style>
    <style:style style:family="text" style:name="T60">
      <style:text-properties/>
    </style:style>
    <style:style style:family="text" style:name="T61">
      <style:text-properties/>
    </style:style>
    <style:style style:family="text" style:name="T62">
      <style:text-properties/>
    </style:style>
    <style:style style:parent-style-name="605" style:list-style-name="WWNum7" style:family="paragraph" style:name="P39">
      <style:paragraph-properties/>
    </style:style>
    <style:style style:family="text" style:name="T63">
      <style:text-properties/>
    </style:style>
    <style:style style:family="text" style:name="T64">
      <style:text-properties/>
    </style:style>
    <style:style style:family="text" style:name="T65">
      <style:text-properties/>
    </style:style>
    <style:style style:family="paragraph" style:name="P40">
      <style:text-properties/>
      <style:paragraph-properties fo:margin-left="1.251cm" fo:text-indent="0cm"/>
    </style:style>
    <style:style style:family="text" style:name="T66">
      <style:text-properties/>
    </style:style>
    <style:style style:family="text" style:name="T67">
      <style:text-properties/>
    </style:style>
    <style:style style:family="text" style:name="T68">
      <style:text-properties/>
    </style:style>
    <style:style style:family="text" style:name="T69">
      <style:text-properties/>
    </style:style>
    <style:style style:family="text" style:name="T70">
      <style:text-properties/>
    </style:style>
    <style:style style:family="text" style:name="T71">
      <style:text-properties/>
    </style:style>
    <style:style style:family="text" style:name="T72">
      <style:text-properties/>
    </style:style>
    <style:style style:family="text" style:name="T73">
      <style:text-properties/>
    </style:style>
    <style:style style:family="text" style:name="T74">
      <style:text-properties/>
    </style:style>
    <style:style style:family="text" style:name="T75">
      <style:text-properties/>
    </style:style>
    <style:style style:family="text" style:name="T76">
      <style:text-properties/>
    </style:style>
    <style:style style:family="text" style:name="T77">
      <style:text-properties/>
    </style:style>
    <style:style style:family="text" style:name="T78">
      <style:text-properties/>
    </style:style>
    <style:style style:family="text" style:name="T79">
      <style:text-properties/>
    </style:style>
    <style:style style:family="text" style:name="T80">
      <style:text-properties/>
    </style:style>
    <style:style style:family="text" style:name="T81">
      <style:text-properties/>
    </style:style>
    <style:style style:family="text" style:name="T82">
      <style:text-properties/>
    </style:style>
    <style:style style:family="text" style:name="T83">
      <style:text-properties/>
    </style:style>
    <style:style style:family="text" style:name="T84">
      <style:text-properties/>
    </style:style>
    <style:style style:family="text" style:name="T85">
      <style:text-properties/>
    </style:style>
    <style:style style:family="text" style:name="T86">
      <style:text-properties/>
    </style:style>
    <style:style style:family="text" style:name="T87">
      <style:text-properties/>
    </style:style>
    <style:style style:family="text" style:name="T88">
      <style:text-properties/>
    </style:style>
    <style:style style:family="text" style:name="T89">
      <style:text-properties/>
    </style:style>
    <style:style style:family="text" style:name="T90">
      <style:text-properties/>
    </style:style>
    <style:style style:family="text" style:name="T91">
      <style:text-properties/>
    </style:style>
    <style:style style:family="paragraph" style:name="P41">
      <style:paragraph-properties fo:text-align="left" fo:margin-left="1.251cm" fo:text-indent="0cm"/>
    </style:style>
    <style:style style:family="text" style:name="T92">
      <style:text-properties/>
    </style:style>
    <style:style style:family="text" style:name="T93">
      <style:text-properties/>
    </style:style>
    <style:style style:family="text" style:name="T94">
      <style:text-properties/>
    </style:style>
    <style:style style:family="text" style:name="T95">
      <style:text-properties/>
    </style:style>
    <style:style style:family="text" style:name="T96">
      <style:text-properties/>
    </style:style>
    <style:style style:family="text" style:name="T97">
      <style:text-properties/>
    </style:style>
    <style:style style:family="text" style:name="T98">
      <style:text-properties/>
    </style:style>
    <style:style style:family="text" style:name="T99">
      <style:text-properties/>
    </style:style>
    <style:style style:family="text" style:name="T100">
      <style:text-properties/>
    </style:style>
    <style:style style:family="text" style:name="T101">
      <style:text-properties/>
    </style:style>
    <style:style style:family="paragraph" style:name="P42">
      <style:paragraph-properties fo:text-align="left" fo:margin-left="1.251cm" fo:text-indent="0cm"/>
    </style:style>
    <style:style style:family="text" style:name="T102">
      <style:text-properties/>
    </style:style>
    <style:style style:family="text" style:name="T103">
      <style:text-properties/>
    </style:style>
    <style:style style:family="paragraph" style:name="P43">
      <style:paragraph-properties fo:text-align="left" fo:margin-left="1.251cm" fo:text-indent="0cm"/>
    </style:style>
    <style:style style:family="text" style:name="T104">
      <style:text-properties/>
    </style:style>
    <style:style style:family="text" style:name="T105">
      <style:text-properties/>
    </style:style>
    <style:style style:family="text" style:name="T106">
      <style:text-properties/>
    </style:style>
    <style:style style:family="paragraph" style:name="P44">
      <style:paragraph-properties fo:text-align="left" fo:margin-left="2.5cm" fo:text-indent="0cm"/>
    </style:style>
    <style:style style:family="text" style:name="T107">
      <style:text-properties/>
    </style:style>
    <style:style style:family="text" style:name="T108">
      <style:text-properties/>
    </style:style>
    <style:style style:family="paragraph" style:name="P45">
      <style:paragraph-properties fo:text-align="left" fo:margin-left="2.5cm" fo:text-indent="0cm"/>
    </style:style>
    <style:style style:family="text" style:name="T109">
      <style:text-properties/>
    </style:style>
    <style:style style:family="text" style:name="T110">
      <style:text-properties/>
    </style:style>
    <style:style style:family="text" style:name="T111">
      <style:text-properties/>
    </style:style>
    <style:style style:family="text" style:name="T112">
      <style:text-properties/>
    </style:style>
    <style:style style:family="paragraph" style:name="P46">
      <style:paragraph-properties fo:text-align="left" fo:margin-left="2.5cm" fo:text-indent="0cm"/>
    </style:style>
    <style:style style:family="text" style:name="T113">
      <style:text-properties/>
    </style:style>
    <style:style style:family="text" style:name="T114">
      <style:text-properties/>
    </style:style>
    <style:style style:family="text" style:name="T115">
      <style:text-properties/>
    </style:style>
    <style:style style:family="text" style:name="T116">
      <style:text-properties/>
    </style:style>
    <style:style style:family="paragraph" style:name="P47">
      <style:text-properties/>
      <style:paragraph-properties fo:text-align="left" fo:margin-left="1.251cm" fo:text-indent="0cm"/>
    </style:style>
    <style:style style:family="text" style:name="T117">
      <style:text-properties/>
    </style:style>
    <style:style style:family="text" style:name="T118">
      <style:text-properties/>
    </style:style>
    <style:style style:family="paragraph" style:name="P48">
      <style:paragraph-properties fo:text-align="left" fo:margin-left="1.251cm" fo:text-indent="0cm"/>
    </style:style>
    <style:style style:family="text" style:name="T119">
      <style:text-properties/>
    </style:style>
    <style:style style:family="text" style:name="T120">
      <style:text-properties/>
    </style:style>
    <style:style style:family="text" style:name="T121">
      <style:text-properties/>
    </style:style>
    <style:style style:family="text" style:name="T122">
      <style:text-properties/>
    </style:style>
    <style:style style:family="text" style:name="T123">
      <style:text-properties/>
    </style:style>
    <style:style style:family="text" style:name="T124">
      <style:text-properties/>
    </style:style>
    <style:style style:family="text" style:name="T125">
      <style:text-properties/>
    </style:style>
    <style:style style:family="text" style:name="T126">
      <style:text-properties/>
    </style:style>
    <style:style style:family="paragraph" style:name="P49">
      <style:text-properties/>
      <style:paragraph-properties fo:text-align="left" fo:margin-left="1.251cm" fo:text-indent="0cm"/>
    </style:style>
    <style:style style:family="text" style:name="T127">
      <style:text-properties/>
    </style:style>
    <style:style style:family="text" style:name="T128">
      <style:text-properties/>
    </style:style>
    <style:style style:family="text" style:name="T129">
      <style:text-properties/>
    </style:style>
    <style:style style:family="text" style:name="T130">
      <style:text-properties/>
    </style:style>
    <style:style style:family="text" style:name="T131">
      <style:text-properties/>
    </style:style>
    <style:style style:family="paragraph" style:name="P50">
      <style:text-properties/>
      <style:paragraph-properties fo:text-align="left" fo:margin-left="1.251cm" fo:text-indent="0cm"/>
    </style:style>
    <style:style style:family="text" style:name="T132">
      <style:text-properties/>
    </style:style>
    <style:style style:family="text" style:name="T133">
      <style:text-properties/>
    </style:style>
    <style:style style:family="text" style:name="T134">
      <style:text-properties/>
    </style:style>
    <style:style style:family="text" style:name="T135">
      <style:text-properties/>
    </style:style>
    <style:style style:family="text" style:name="T136">
      <style:text-properties/>
    </style:style>
    <style:style style:family="text" style:name="T137">
      <style:text-properties/>
    </style:style>
    <style:style style:family="text" style:name="T138">
      <style:text-properties/>
    </style:style>
    <style:style style:family="text" style:name="T139">
      <style:text-properties/>
    </style:style>
    <style:style style:family="text" style:name="T140">
      <style:text-properties/>
    </style:style>
    <style:style style:family="text" style:name="T141">
      <style:text-properties/>
    </style:style>
    <style:style style:family="text" style:name="T142">
      <style:text-properties/>
    </style:style>
    <style:style style:family="text" style:name="T143">
      <style:text-properties/>
    </style:style>
    <style:style style:family="text" style:name="T144">
      <style:text-properties/>
    </style:style>
    <style:style style:family="text" style:name="T145">
      <style:text-properties/>
    </style:style>
    <style:style style:family="text" style:name="T146">
      <style:text-properties/>
    </style:style>
    <style:style style:family="text" style:name="T147">
      <style:text-properties/>
    </style:style>
    <style:style style:family="paragraph" style:name="P51">
      <style:paragraph-properties fo:text-align="left" fo:margin-left="1.251cm" fo:text-indent="0cm"/>
    </style:style>
    <style:style style:family="text" style:name="T148">
      <style:text-properties/>
    </style:style>
    <style:style style:family="text" style:name="T149">
      <style:text-properties/>
    </style:style>
    <style:style style:family="text" style:name="T150">
      <style:text-properties/>
    </style:style>
    <style:style style:family="text" style:name="T151">
      <style:text-properties/>
    </style:style>
    <style:style style:family="text" style:name="T152">
      <style:text-properties/>
    </style:style>
    <style:style style:family="text" style:name="T153">
      <style:text-properties/>
    </style:style>
    <style:style style:family="text" style:name="T154">
      <style:text-properties/>
    </style:style>
    <style:style style:family="text" style:name="T155">
      <style:text-properties/>
    </style:style>
    <style:style style:family="text" style:name="T156">
      <style:text-properties/>
    </style:style>
    <style:style style:family="text" style:name="T157">
      <style:text-properties/>
    </style:style>
    <style:style style:family="text" style:name="T158">
      <style:text-properties/>
    </style:style>
    <style:style style:family="text" style:name="T159">
      <style:text-properties/>
    </style:style>
    <style:style style:family="text" style:name="T160">
      <style:text-properties/>
    </style:style>
    <style:style style:family="paragraph" style:name="P52">
      <style:text-properties/>
      <style:paragraph-properties fo:text-align="left" fo:margin-left="1.251cm" fo:text-indent="0cm"/>
    </style:style>
    <style:style style:family="text" style:name="T161">
      <style:text-properties/>
    </style:style>
    <style:style style:family="text" style:name="T162">
      <style:text-properties/>
    </style:style>
    <style:style style:family="text" style:name="T163">
      <style:text-properties/>
    </style:style>
    <style:style style:family="text" style:name="T164">
      <style:text-properties/>
    </style:style>
    <style:style style:family="text" style:name="T165">
      <style:text-properties/>
    </style:style>
    <style:style style:family="text" style:name="T166">
      <style:text-properties/>
    </style:style>
    <style:style style:family="text" style:name="T167">
      <style:text-properties/>
    </style:style>
    <style:style style:family="text" style:name="T168">
      <style:text-properties/>
    </style:style>
    <style:style style:family="text" style:name="T169">
      <style:text-properties/>
    </style:style>
    <style:style style:family="text" style:name="T170">
      <style:text-properties/>
    </style:style>
    <style:style style:family="text" style:name="T171">
      <style:text-properties/>
    </style:style>
    <style:style style:family="text" style:name="T172">
      <style:text-properties/>
    </style:style>
    <style:style style:family="paragraph" style:name="P53">
      <style:paragraph-properties fo:text-align="left" fo:margin-left="1.251cm" fo:text-indent="0cm"/>
    </style:style>
    <style:style style:family="text" style:name="T173">
      <style:text-properties/>
    </style:style>
    <style:style style:family="text" style:name="T174">
      <style:text-properties/>
    </style:style>
    <style:style style:family="text" style:name="T175">
      <style:text-properties/>
    </style:style>
    <style:style style:family="paragraph" style:name="P54">
      <style:paragraph-properties fo:text-align="left" fo:margin-left="1.251cm" fo:text-indent="0cm"/>
    </style:style>
    <style:style style:family="text" style:name="T176">
      <style:text-properties/>
    </style:style>
    <style:style style:family="paragraph" style:name="P55">
      <style:paragraph-properties fo:line-height="100%" fo:text-align="left" fo:margin-left="2.5cm" fo:text-indent="0cm"/>
    </style:style>
    <style:style style:family="text" style:name="T177">
      <style:text-properties/>
    </style:style>
    <style:style style:family="text" style:name="T178">
      <style:text-properties/>
    </style:style>
    <style:style style:family="text" style:name="T179">
      <style:text-properties/>
    </style:style>
    <style:style style:family="paragraph" style:name="P56">
      <style:paragraph-properties fo:line-height="100%" fo:text-align="left" fo:margin-left="2.5cm" fo:text-indent="0cm"/>
    </style:style>
    <style:style style:family="text" style:name="T180">
      <style:text-properties/>
    </style:style>
    <style:style style:family="text" style:name="T181">
      <style:text-properties/>
    </style:style>
    <style:style style:family="text" style:name="T182">
      <style:text-properties/>
    </style:style>
    <style:style style:family="paragraph" style:name="P57">
      <style:paragraph-properties fo:line-height="100%" fo:text-align="left" fo:margin-left="2.5cm" fo:text-indent="0cm"/>
    </style:style>
    <style:style style:family="text" style:name="T183">
      <style:text-properties/>
    </style:style>
    <style:style style:family="paragraph" style:name="P58">
      <style:paragraph-properties fo:line-height="100%" fo:text-align="left" fo:margin-left="2.5cm" fo:text-indent="0cm"/>
    </style:style>
    <style:style style:family="text" style:name="T184">
      <style:text-properties/>
    </style:style>
    <style:style style:family="paragraph" style:name="P59">
      <style:paragraph-properties fo:line-height="100%" fo:text-align="left" fo:margin-left="2.5cm" fo:text-indent="0cm"/>
    </style:style>
    <style:style style:family="text" style:name="T185">
      <style:text-properties/>
    </style:style>
    <style:style style:family="paragraph" style:name="P60">
      <style:paragraph-properties fo:line-height="100%" fo:text-align="left" fo:margin-left="2.5cm" fo:text-indent="0cm"/>
    </style:style>
    <style:style style:family="text" style:name="T186">
      <style:text-properties/>
    </style:style>
    <style:style style:family="paragraph" style:name="P61">
      <style:paragraph-properties fo:line-height="100%" fo:text-align="left" fo:margin-left="2.5cm" fo:text-indent="0cm"/>
    </style:style>
    <style:style style:family="text" style:name="T187">
      <style:text-properties/>
    </style:style>
    <style:style style:family="paragraph" style:name="P62">
      <style:paragraph-properties fo:line-height="100%" fo:text-align="left" fo:margin-left="2.5cm" fo:text-indent="0cm"/>
    </style:style>
    <style:style style:family="text" style:name="T188">
      <style:text-properties/>
    </style:style>
    <style:style style:family="paragraph" style:name="P63">
      <style:paragraph-properties fo:text-align="left" fo:margin-left="1.251cm" fo:text-indent="0cm"/>
    </style:style>
    <style:style style:family="text" style:name="T189">
      <style:text-properties/>
    </style:style>
    <style:style style:family="paragraph" style:name="P64">
      <style:text-properties/>
      <style:paragraph-properties fo:text-align="left" fo:margin-left="1.251cm" fo:text-indent="0cm"/>
    </style:style>
    <style:style style:family="text" style:name="T190">
      <style:text-properties/>
    </style:style>
    <style:style style:family="text" style:name="T191">
      <style:text-properties/>
    </style:style>
    <style:style style:family="text" style:name="T192">
      <style:text-properties/>
    </style:style>
    <style:style style:family="paragraph" style:name="P65">
      <style:text-properties/>
      <style:paragraph-properties fo:text-align="left" fo:margin-left="0cm" fo:text-indent="0cm"/>
    </style:style>
    <style:style style:family="text" style:name="T193">
      <style:text-properties/>
    </style:style>
    <style:style style:family="text" style:name="T194">
      <style:text-properties/>
    </style:style>
    <style:style style:family="paragraph" style:name="P66">
      <style:text-properties/>
      <style:paragraph-properties fo:text-align="left" fo:margin-left="0cm" fo:text-indent="0cm"/>
    </style:style>
    <style:style style:family="text" style:name="T195">
      <style:text-properties/>
    </style:style>
    <style:style style:family="text" style:name="T196">
      <style:text-properties/>
    </style:style>
    <style:style style:family="text" style:name="T197">
      <style:text-properties/>
    </style:style>
    <style:style style:family="text" style:name="T198">
      <style:text-properties/>
    </style:style>
    <style:style style:family="text" style:name="T199">
      <style:text-properties/>
    </style:style>
    <style:style style:family="text" style:name="T200">
      <style:text-properties/>
    </style:style>
    <style:style style:family="text" style:name="T201">
      <style:text-properties/>
    </style:style>
    <style:style style:family="text" style:name="T202">
      <style:text-properties/>
    </style:style>
    <style:style style:family="text" style:name="T203">
      <style:text-properties/>
    </style:style>
    <style:style style:family="paragraph" style:name="P67">
      <style:text-properties/>
      <style:paragraph-properties fo:text-align="left" fo:margin-left="0cm" fo:text-indent="0cm"/>
    </style:style>
    <style:style style:family="text" style:name="T204">
      <style:text-properties/>
    </style:style>
    <style:style style:family="text" style:name="T205">
      <style:text-properties/>
    </style:style>
    <style:style style:family="paragraph" style:name="P68">
      <style:text-properties/>
      <style:paragraph-properties fo:text-align="left" fo:margin-left="0cm" fo:text-indent="0cm"/>
    </style:style>
    <style:style style:family="text" style:name="T206">
      <style:text-properties/>
    </style:style>
    <style:style style:family="text" style:name="T207">
      <style:text-properties/>
    </style:style>
    <style:style style:family="text" style:name="T208">
      <style:text-properties/>
    </style:style>
    <style:style style:family="text" style:name="T209">
      <style:text-properties/>
    </style:style>
    <style:style style:family="paragraph" style:name="P69">
      <style:text-properties/>
      <style:paragraph-properties fo:text-align="left" fo:margin-left="0cm" fo:text-indent="0cm"/>
    </style:style>
    <style:style style:family="text" style:name="T210">
      <style:text-properties/>
    </style:style>
    <style:style style:family="text" style:name="T211">
      <style:text-properties/>
    </style:style>
    <style:style style:family="text" style:name="T212">
      <style:text-properties/>
    </style:style>
    <style:style style:family="text" style:name="T213">
      <style:text-properties/>
    </style:style>
    <style:style style:family="paragraph" style:name="P70">
      <style:text-properties/>
      <style:paragraph-properties fo:text-align="left" fo:margin-left="0cm" fo:text-indent="0cm"/>
    </style:style>
    <style:style style:family="text" style:name="T214">
      <style:text-properties/>
    </style:style>
    <style:style style:family="text" style:name="T215">
      <style:text-properties/>
    </style:style>
    <style:style style:family="text" style:name="T216">
      <style:text-properties/>
    </style:style>
    <style:style style:family="text" style:name="T217">
      <style:text-properties/>
    </style:style>
    <style:style style:family="text" style:name="T218">
      <style:text-properties/>
    </style:style>
    <style:style style:family="text" style:name="T219">
      <style:text-properties/>
    </style:style>
    <style:style style:family="paragraph" style:name="P71">
      <style:text-properties/>
      <style:paragraph-properties fo:text-align="left" fo:margin-left="0cm" fo:text-indent="0cm"/>
    </style:style>
    <style:style style:family="text" style:name="T220">
      <style:text-properties/>
    </style:style>
    <style:style style:family="text" style:name="T221">
      <style:text-properties/>
    </style:style>
    <style:style style:family="text" style:name="T222">
      <style:text-properties/>
    </style:style>
    <style:style style:family="text" style:name="T223">
      <style:text-properties/>
    </style:style>
    <style:style style:family="paragraph" style:name="P72">
      <style:paragraph-properties fo:text-align="left" fo:margin-left="1.251cm" fo:text-indent="0cm"/>
    </style:style>
    <style:style style:family="paragraph" style:name="P73">
      <style:paragraph-properties fo:text-align="left" fo:margin-left="1.251cm" fo:text-indent="0cm"/>
    </style:style>
    <style:style style:family="paragraph" style:name="P74">
      <style:text-properties/>
      <style:paragraph-properties fo:text-align="left" fo:margin-left="1.251cm" fo:text-indent="0cm"/>
    </style:style>
    <style:style style:family="text" style:name="T224">
      <style:text-properties/>
    </style:style>
    <style:style style:family="text" style:name="T225">
      <style:text-properties/>
    </style:style>
    <style:style style:parent-style-name="174" style:family="text" style:name="T226">
      <style:text-properties/>
    </style:style>
    <style:style style:parent-style-name="174" style:family="text" style:name="T227">
      <style:text-properties/>
    </style:style>
    <style:style style:parent-style-name="174" style:family="text" style:name="T228">
      <style:text-properties/>
    </style:style>
    <style:style style:family="text" style:name="T229">
      <style:text-properties/>
    </style:style>
    <style:style style:family="paragraph" style:name="P75">
      <style:text-properties/>
      <style:paragraph-properties fo:line-height="100%" fo:text-align="left" fo:margin-left="1.251cm" fo:text-indent="0cm"/>
    </style:style>
    <style:style style:family="text" style:name="T230">
      <style:text-properties/>
    </style:style>
    <style:style style:family="text" style:name="T231">
      <style:text-properties/>
    </style:style>
    <style:style style:family="text" style:name="T232">
      <style:text-properties/>
    </style:style>
    <style:style style:family="text" style:name="T233">
      <style:text-properties/>
    </style:style>
    <style:style style:family="paragraph" style:name="P76">
      <style:text-properties/>
      <style:paragraph-properties fo:line-height="100%" fo:text-align="left" fo:margin-left="1.251cm" fo:text-indent="0cm"/>
    </style:style>
    <style:style style:family="text" style:name="T234">
      <style:text-properties/>
    </style:style>
    <style:style style:family="paragraph" style:name="P77">
      <style:paragraph-properties fo:line-height="100%" fo:text-align="left" fo:margin-left="1.251cm" fo:text-indent="0cm"/>
    </style:style>
    <style:style style:family="text" style:name="T235">
      <style:text-properties/>
    </style:style>
    <style:style style:family="paragraph" style:name="P78">
      <style:paragraph-properties fo:line-height="100%" fo:text-align="left" fo:margin-left="1.251cm" fo:text-indent="0cm"/>
    </style:style>
    <style:style style:family="text" style:name="T236">
      <style:text-properties/>
    </style:style>
    <style:style style:family="paragraph" style:name="P79">
      <style:paragraph-properties fo:line-height="100%" fo:text-align="left" fo:margin-left="1.251cm" fo:text-indent="0cm"/>
    </style:style>
    <style:style style:family="text" style:name="T237">
      <style:text-properties/>
    </style:style>
    <style:style style:family="text" style:name="T238">
      <style:text-properties/>
    </style:style>
    <style:style style:family="text" style:name="T239">
      <style:text-properties/>
    </style:style>
  </office:automatic-styles>
  <office:body>
    <office:text text:use-soft-page-breaks="true">
      <text:p text:style-name="P33"><text:span/><text:bookmark-start text:name="_GoBack"/><text:span/><text:bookmark-end text:name="_GoBack"/><text:span>1.</text:span><text:span/></text:p>
      <text:p text:style-name="P34"><text:span text:style-name="T33">a) <text:tab/></text:span><text:span text:style-name="T34">A Arquitetura Von Neumann é um modelo conceitual para a construção de computadores digitais que foi proposto pelo matemático John von Neumann em 1945. Essa arquitetura é baseada em um modelo de computação em que o programa e os dados são armazenados na mesm</text:span><text:span text:style-name="T35">a memória e são acessados ​​pela CPU através de um barramento de sistema compartilhado. Este modelo permite que as instruções do programa sejam armazenadas na memória, juntamente com os dados de entrada e saída, permitindo que a CPU busque, execute e armaze</text:span><text:span text:style-name="T36">ne informações em um processo sequencial. A arquitetura Von Neumann é considerada um dos pilares fundamentais da computação moderna e tem sido amplamente utilizada na construção de sistemas computacionais.</text:span><text:span text:style-name="T37"/><text:span text:style-name="T38"/><text:span text:style-name="T39"/><text:span text:style-name="T40"/><text:span/><text:span text:style-name="T41"/><text:span text:style-name="T42"/><text:span/></text:p>
      <text:p text:style-name="P35"><text:span text:style-name="T43"/><text:span text:style-name="T44">b)<text:tab/>A Arquitetura Von Neumann foi desenvolvida para solucionar um problema que existia na época em que foi proposta, que era a limitação do desempenho dos computadores eletrônicos em relação aos computadores mecânicos. Antes da arquitetura de Von Neumann, os co</text:span><text:span text:style-name="T45">mputadores eletrônicos eram construídos com uma arquitetura conhecida como "computador de programa armazenado", na qual instruções e dados eram armazenados em diferentes dispositivos de memória e a transferência de informações entre esses dispositivos era l</text:span><text:span text:style-name="T46">enta e limitada. . Com a arquitetura Von Neumann, as instruções e os dados são armazenados na mesma memória, o que permite que a CPU acesse rapidamente as informações e execute as instruções sequencialmente. Isso resultou em um aumento significativo no dese</text:span><text:span text:style-name="T47">mpenho e na eficiência dos computadores eletrônicos e foi um dos principais motivos para a ampla adoção dessa arquitetura.</text:span><text:span text:style-name="T48"/><text:span text:style-name="T49"/><text:span text:style-name="T50"/><text:span text:style-name="T51"/><text:span/></text:p>
      <text:p><text:span text:style-name="T52"><text:tab/>c)</text:span><text:span text:style-name="T53"/></text:p>
      <text:list text:style-name="WWNum7" text:continue-numbering="true">
        <text:list-item>
          <text:list>
            <text:list-item>
              <text:p text:style-name="P36"><text:span text:style-name="T54">Unidade Central de Processamento (CPU): é responsável por executar as instruções do programa armazenado na memória e controlar as operações do computador. A CPU é composta por duas unidades principais: a Unidade Lógica e Aritmética (ULA), que realiza operaç</text:span><text:span text:style-name="T55">ões matemáticas e lógicas, e a Unidade de Controle (UC), que controla o fluxo de dados entre as diferentes partes do computador.</text:span><text:span text:style-name="T56"/></text:p>
            </text:list-item>
            <text:list-item>
              <text:p text:style-name="P37"><text:span text:style-name="T57">Memória: armazena dados e programas que são usados pelo CPU. A memória é dividida em duas categorias principais: a memória principal (ou RAM) e a memória secundária (ou armazenamento de massa). A memória principal é volátil, ou seja, os dados são perdidos q</text:span><text:span text:style-name="T58">uando o computador é desligado, enquanto a memória secundária é não-volátil e os dados são mantidos mesmo quando o computador é desligado.</text:span><text:span text:style-name="T59"/></text:p>
            </text:list-item>
            <text:list-item>
              <text:p text:style-name="P38"><text:span text:style-name="T60">Dispositivos de entrada/saída: permitem a comunicação do computador com o mundo exterior, recebendo dados de entrada e fornecendo dados de saída. Exemplos de dispositivos de entrada incluem teclado, mouse e leitor de código de barras, enquanto exemplos de d</text:span><text:span text:style-name="T61">ispositivos de saída incluem monitor, impressora e alto-falantes.</text:span><text:span text:style-name="T62"/></text:p>
            </text:list-item>
            <text:list-item>
              <text:p text:style-name="P39"><text:span text:style-name="T63">Barramento de sistema: é um conjunto de linhas de comunicação que conecta todos os componentes do computador, permitindo a transferência de dados entre eles. O barramento de sistema é usado para transferir dados entre a memória, a CPU e os dispositivos de e</text:span><text:span text:style-name="T64">ntrada/saída.</text:span><text:span text:style-name="T65"/></text:p>
            </text:list-item>
          </text:list>
        </text:list-item>
      </text:list>
      <text:p text:style-name="P40"><text:span text:style-name="T66"><text:s/></text:span><text:span text:style-name="T67">d)<text:tab/> A CPU (Central Processing Unit) é o componente principal de um computador na arquitetura de Von Neumann. Sua função é executar as instruções do programa armazenado na memória e controlar as operações do computador. A CPU é composta por duas unidades princip</text:span><text:span text:style-name="T68">ais: a Unidade Lógica e Aritmética (ULA) e a Unidade de Controle (UC). </text:span><text:span text:style-name="T69"/><text:span text:style-name="T70"/><text:span text:style-name="T71"/><text:span text:style-name="T72"/><text:span text:style-name="T73">A ULA é responsável por realizar operações matemáticas e lógicas, como adição, subtração, multiplicação, divisão, comparação e outras operações de manipulação de dados. A UC é responsável por controlar o fluxo de dados entre as diferentes partes do computad</text:span><text:span text:style-name="T74">or, buscando as instruções da memória e enviando os dados para a ULA para processamento. </text:span><text:span text:style-name="T75"/><text:span text:style-name="T76"/><text:span text:style-name="T77"/><text:span text:style-name="T78"/><text:span text:style-name="T79">Na arquitetura de Von Neumann, a CPU segue um ciclo básico de busca, decodificação e execução de instruções. Durante a fase de busca, a UC busca a próxima instrução do programa na memória. Na fase de decodificação, a UC interpreta a instrução e identifica q</text:span><text:span text:style-name="T80">uais dados precisam ser acessados. Na fase de execução, a ULA realiza as operações necessárias nos dados, armazena o resultado na memória e prepara a CPU para buscar a próxima instrução. </text:span><text:span text:style-name="T81"/><text:span text:style-name="T82"/><text:span text:style-name="T83"/><text:span text:style-name="T84"/><text:span text:style-name="T85">Em resumo, a CPU é responsável por executar todas as instruções do programa e coordenar as operações do computador na arquitetura de Von Neumann.</text:span><text:span text:style-name="T86"/><text:span text:style-name="T87"/><text:span text:style-name="T88"/><text:span/><text:span text:style-name="T89"/><text:span text:style-name="T90"/><text:span text:style-name="T91"/></text:p>
      <text:p text:style-name="P41"><text:span text:style-name="T92">e)<text:tab/></text:span><text:span text:style-name="T93"><text:s/></text:span><text:span text:style-name="T94"/><text:span text:style-name="T95">A memória é um componente essencial de um computador na arquitetura de Von Neumann, responsável por armazenar dados e programas que são usados pelo CPU. Na arquitetura de Von Neumann, a memória é dividida em duas categorias principais: memória principal (ou</text:span><text:span text:style-name="T96"> RAM) e memória secundária (ou armazenamento de massa). </text:span><text:span/><text:span text:style-name="T97"/><text:span/><text:span text:style-name="T98"/><text:span text:style-name="T99">A memória principal é uma memória volátil e rápida, usada para armazenar temporariamente os dados e instruções que estão sendo processados pela CPU. A memória secundária é uma memória não volátil, mais lenta e usada para armazenar permanentemente dados e pr</text:span><text:span text:style-name="T100">ogramas que não estão em uso ativo pelo CPU.</text:span><text:span/><text:span text:style-name="T101"/></text:p>
      <text:p text:style-name="P42"><text:span text:style-name="T102">A função principal da memória na arquitetura de Von Neumann é fornecer uma área para armazenar e acessar dados e instruções rapidamente. Ela também permite que o CPU acesse diretamente os dados e instruções, sem a necessidade de transferi-los de outros disp</text:span><text:span text:style-name="T103">ositivos, como era necessário na arquitetura anterior de "programa armazenado".</text:span><text:span/></text:p>
      <text:p text:style-name="P43"><text:span text:style-name="T104">Existem vários exemplos de arquiteturas de computadores que não seguem o modelo de Von Neumann, como:</text:span><text:span/><text:span text:style-name="T105"/><text:span/><text:span text:style-name="T106"/></text:p>
      <text:p text:style-name="P44"><text:span text:style-name="T107">1. Arquitetura Harvard: nessa arquitetura, a memória é dividida em duas partes separadas, uma para armazenar dados e outra para armazenar instruções. Isso permite que a CPU acesse simultaneamente instruções e dados, o que pode melhorar o desempenho em deter</text:span><text:span text:style-name="T108">minados tipos de aplicações.</text:span><text:span/></text:p>
      <text:p text:style-name="P45"><text:span text:style-name="T109">2. Arquitetura de pipeline: nessa arquitetura, a CPU divide o processamento em várias etapas, permitindo que múltiplas instruções sejam executadas simultaneamente. Isso pode melhorar significativamente o desempenho do processamento, mas requer uma implement</text:span><text:span text:style-name="T110">ação mais complexa.</text:span><text:span/><text:span text:style-name="T111"/><text:span/><text:span text:style-name="T112"/></text:p>
      <text:p text:style-name="P46"><text:span text:style-name="T113">3. Arquitetura de computação quântica: essa arquitetura usa qubits (bits quânticos) em vez de bits clássicos para processamento de dados. Isso permite que múltiplas operações sejam realizadas simultaneamente, resultando em um grande aumento no poder de proc</text:span><text:span text:style-name="T114">essamento, mas requer hardware e software muito diferentes da arquitetura clássica de Von Neumann.</text:span><text:span/><text:span text:style-name="T115"/><text:span/><text:span text:style-name="T116"/></text:p>
      <text:p text:style-name="P47"><text:span text:style-name="T117">Em geral, as arquiteturas de computadores que não seguem o modelo de Von Neumann têm desempenho e características diferentes da arquitetura clássica, mas todas têm em comum o objetivo de melhorar o desempenho e a eficiência em determinadas aplicações.</text:span><text:span/><text:span text:style-name="T118"/><text:span/><text:span/></text:p>
      <text:p text:style-name="P48"><text:span text:style-name="T119">f) </text:span><text:span text:style-name="T120"/><text:span text:style-name="T121"><text:tab/>A fonte de alimentação é um componente do computador responsável por fornecer energia elétrica aos outros componentes, como a placa-mãe, a CPU, a memória e os dispositivos de armazenamento. A energia fornecida pela fonte de alimentação é geralmente de corre</text:span><text:span text:style-name="T122">nte contínua (DC) e é convertida a partir da corrente alternada (AC) da rede elétrica.</text:span><text:span text:style-name="T123"/><text:span text:style-name="T124"/><text:span text:style-name="T125"/><text:span text:style-name="T126"/></text:p>
      <text:p text:style-name="P49"><text:span text:style-name="T127">Quando a ventoinha da fonte de alimentação está com defeito, ela não é capaz de resfriar os componentes internos da fonte de alimentação. Isso pode levar a um superaquecimento dos componentes, o que pode causar danos e até mesmo fazer com que a fonte de ali</text:span><text:span text:style-name="T128">mentação pare de funcionar. Além disso, o superaquecimento pode aumentar o consumo de energia da fonte de alimentação, fazendo com que ela opere de maneira instável e possivelmente levando a problemas de desempenho e até mesmo de segurança.</text:span><text:span text:style-name="T129"/><text:span text:style-name="T130"/><text:span text:style-name="T131"/></text:p>
      <text:p text:style-name="P50"><text:span text:style-name="T132">g)<text:tab/></text:span><text:span text:style-name="T133"/><text:span text:style-name="T134">O principal componente da placa-mãe é o chipset, que é um conjunto de circuitos integrados responsáveis por controlar a comunicação entre todos os componentes do computador. O chipset é composto por dois chips principais: o Northbridge e o Southbridge. </text:span><text:span/><text:span text:style-name="T135"/><text:span/><text:span text:style-name="T136"/><text:span text:style-name="T137">O Northbridge é responsável por controlar a comunicação entre a CPU, a memória RAM e as placas de vídeo. Ele também é responsável por determinar a velocidade da interface de comunicação entre esses componentes.</text:span><text:span><text:s/></text:span><text:span text:style-name="T138"/><text:span text:style-name="T139"/><text:span/><text:span text:style-name="T140"/><text:span text:style-name="T141">O Southbridge é responsável por controlar a comunicação entre a CPU e os demais componentes do computador, como as portas USB, as portas SATA (para conexão de dispositivos de armazenamento), as portas de rede e as placas de som. Ele também é responsável por</text:span><text:span text:style-name="T142"> gerenciar a comunicação com os dispositivos legados, como as portas serial e paralela. </text:span><text:span/><text:span text:style-name="T143"/><text:span text:style-name="T144">Além do chipset, a placa-mãe também possui outros componentes importantes, como os slots de expansão para adicionar placas de vídeo, de som, de rede, entre outras, e as conexões para dispositivos de armazenamento, como discos rígidos e unidades de CD/DVD/Bl</text:span><text:span text:style-name="T145">u-ray. A placa-mãe também possui o BIOS, que é um chip de memória não volátil que contém o firmware responsável por inicializar o computador e configurar os componentes antes do sistema operacional ser carregado.</text:span><text:span/><text:span text:style-name="T146"><text:tab/></text:span><text:span/><text:span/><text:span text:style-name="T147"/></text:p>
      <text:p text:style-name="P51"><text:span text:style-name="T148">h)<text:tab/></text:span><text:span text:style-name="T149"/><text:span text:style-name="T150">O HD (Hard Disk) é um dispositivo de armazenamento de dados magnético utilizado em computadores para armazenar dados de forma permanente. Ele é responsável por armazenar o sistema operacional, os aplicativos, os arquivos e outros dados do usuário. </text:span><text:span text:style-name="T151"/><text:span text:style-name="T152"/><text:span text:style-name="T153"/><text:span text:style-name="T154"/><text:span text:style-name="T155">O HD é composto por um ou mais discos rígidos, que giram em alta velocidade e são lidos e gravados por cabeças de leitura/gravação. Os dados são armazenados em setores no disco rígido, que são organizados em trilhas concêntricas.</text:span><text:span text:style-name="T156"/><text:span text:style-name="T157"/><text:span text:style-name="T158"/><text:span text:style-name="T159"/><text:span text:style-name="T160"/></text:p>
      <text:p text:style-name="P52"><text:span text:style-name="T161">Nos celulares, o HD é substituído por uma unidade de armazenamento chamada de memória flash. A memória flash é um tipo de memória não volátil, que pode ser lida e gravada eletronicamente. Ela é utilizada para armazenar o sistema operacional, os aplicativos </text:span><text:span text:style-name="T162">e os arquivos do usuário no celular. </text:span><text:span text:style-name="T163"/><text:span text:style-name="T164"/><text:span text:style-name="T165"/><text:span text:style-name="T166"/><text:span text:style-name="T167">A memória flash geralmente é soldada diretamente na placa-mãe do celular e não é facilmente substituível pelo usuário. Em alguns casos, é possível expandir a capacidade de armazenamento do celular utilizando um cartão de memória externo, que pode ser inseri</text:span><text:span text:style-name="T168">do em um slot específico do celular.</text:span><text:span text:style-name="T169"/><text:span text:style-name="T170"/><text:span text:style-name="T171"/><text:span/><text:span text:style-name="T172"/></text:p>
      <text:p text:style-name="P53"><text:span text:style-name="T173">i)<text:tab/></text:span><text:span text:style-name="T174"/><text:span text:style-name="T175">Os principais componentes de um computador são:</text:span><text:span/></text:p>
      <text:p text:style-name="P54"><text:span text:style-name="T176"/><text:span/></text:p>
      <text:p text:style-name="P55"><text:span text:style-name="T177">1. CPU (Unidade Central de Processamento): É o cérebro do computador, responsável por processar as instruções e executar os programas.</text:span><text:span/><text:span text:style-name="T178"/><text:span/><text:span text:style-name="T179"/></text:p>
      <text:p text:style-name="P56"><text:span text:style-name="T180">2. Memória RAM (Memória de Acesso Aleatório): É um tipo de memória volátil que armazena temporariamente os dados e as instruções que estão sendo utilizados pela CPU.</text:span><text:span/><text:span text:style-name="T181"/><text:span/><text:span text:style-name="T182"/></text:p>
      <text:p text:style-name="P57"><text:span text:style-name="T183">3. Disco rígido (HD): É o dispositivo de armazenamento de dados magnético que armazena os arquivos e programas de forma permanente.</text:span><text:span/></text:p>
      <text:p text:style-name="P58"><text:span text:style-name="T184">4. Placa-mãe: É a placa de circuito que conecta todos os componentes do computador, como a CPU, a memória RAM, o HD e outros dispositivos.</text:span><text:span/></text:p>
      <text:p text:style-name="P59"><text:span text:style-name="T185">5. Fonte de alimentação: É responsável por fornecer energia elétrica para todos os componentes do computador.</text:span><text:span/></text:p>
      <text:p text:style-name="P60"><text:span text:style-name="T186">6. Placa de vídeo: É responsável por processar e exibir imagens na tela do computador.</text:span><text:span/></text:p>
      <text:p text:style-name="P61"><text:span text:style-name="T187">7. Monitor: É a tela onde as informações e imagens são exibidas.</text:span><text:span/></text:p>
      <text:p text:style-name="P62"><text:span text:style-name="T188">8. Teclado e mouse: São os dispositivos de entrada que permitem que o usuário interaja com o computador.</text:span><text:span/></text:p>
      <text:p text:style-name="P63"><text:span text:style-name="T189"/><text:span/></text:p>
      <text:p text:style-name="P64"><text:span text:style-name="T190">Além desses componentes, um computador pode ter outros dispositivos periféricos, como impressoras, scanners, caixas de som, entre outros, que são conectados ao computador através de portas específicas.</text:span><text:span/><text:span text:style-name="T191"/><text:span text:style-name="T192"/><text:span/></text:p>
      <text:p text:style-name="P65"><text:span text:style-name="T193">2.</text:span><text:span text:style-name="T194"/><text:span/></text:p>
      <text:p text:style-name="P66"><text:span text:style-name="T195"><text:tab/>a)<text:tab/>O problema est</text:span><text:span text:style-name="T196">á no uso limite da memoria RAM, onde n</text:span><text:span text:style-name="T197">ão sobra <text:tab/><text:tab/>espaço para outros processos de forma ideal. A soluç</text:span><text:span text:style-name="T198">ão adequada </text:span><text:span text:style-name="T199">é aquisiç</text:span><text:span text:style-name="T200">ão <text:tab/>de mais memorias RAM e programaç</text:span><text:span text:style-name="T201">ão do backup em horários de baixa <text:tab/>demanda da agencia.</text:span><text:span text:style-name="T202"/><text:span text:style-name="T203"/></text:p>
      <text:p text:style-name="P67"><text:span text:style-name="T204"><text:tab/>b)<text:tab/>ALL in One:</text:span><text:span text:style-name="T205"/></text:p>
      <text:p text:style-name="P68"><text:span text:style-name="T206"><text:tab/><text:tab/><text:tab/>Intel Celeron N2910: </text:span><text:span text:style-name="T207">É o cérebro do computador, responsável <text:tab/><text:tab/><text:tab/><text:tab/><text:tab/>por processar as instruções e executar os programas.</text:span><text:span text:style-name="T208"> (CPU)</text:span><text:span text:style-name="T209"/></text:p>
      <text:p text:style-name="P69"><text:span text:style-name="T210"><text:tab/><text:tab/><text:tab/>Monitor: </text:span><text:span text:style-name="T211">É a tela onde as informações e imagens são exibidas.</text:span><text:span/><text:span text:style-name="T212"><text:s/><text:tab/><text:tab/><text:tab/><text:tab/><text:tab/>(OUTPUT)</text:span><text:span text:style-name="T213"/></text:p>
      <text:p text:style-name="P70"><text:span text:style-name="T214"><text:tab/><text:tab/><text:tab/>4GB de Memoria: </text:span><text:span text:style-name="T215"> É um tipo de memória volátil que armazena <text:tab/><text:tab/><text:tab/><text:tab/><text:tab/>temporariamente os dados e as instruções que estão sendo <text:tab/><text:tab/><text:tab/><text:tab/><text:tab/>utilizados pela CPU.</text:span><text:span/><text:span text:style-name="T216"><text:s/></text:span><text:span text:style-name="T217">(MEMORY)</text:span><text:span/><text:span text:style-name="T218"/><text:span text:style-name="T219"/></text:p>
      <text:p text:style-name="P71"><text:span text:style-name="T220"><text:tab/><text:tab/><text:tab/>HD 500 GB: </text:span><text:span text:style-name="T221">É o dispositivo de armazenamento de dados <text:tab/><text:tab/><text:tab/><text:tab/><text:tab/><text:tab/>magnético que armazena os arquivos e programas de forma <text:tab/><text:tab/><text:tab/><text:tab/><text:tab/>permanente.</text:span><text:span/><text:span text:style-name="T222"> (MEMORY)</text:span><text:span text:style-name="T223"/></text:p>
      <text:p text:style-name="P72"><text:span/><text:span/></text:p>
      <text:p text:style-name="P73"><text:span/><text:span/></text:p>
      <text:p text:style-name="P74"><text:span text:style-name="T224"/><text:span text:style-name="T225"/><text:a xlink:href="https://www.clubedohardware.com.br/" xlink:type="simple"><text:span text:style-name="T226">https://www.clubedohardware.com.br/</text:span><text:span text:style-name="T227"/><text:span text:style-name="T228"/></text:a><text:span text:style-name="T229"/></text:p>
      <text:p text:style-name="P75"><text:span text:style-name="T230"/><text:span text:style-name="T231">https://www.ufsm.br/app/uploads/sites/342/2020/04/ARQUITETURA-DE-COMPUTADORES.pdf</text:span><text:span text:style-name="T232"/><text:span text:style-name="T233"/></text:p>
      <text:p text:style-name="P76"><text:span text:style-name="T234">Tanenbaum, Andrew S.</text:span><text:span/></text:p>
      <text:p text:style-name="P77"><text:span text:style-name="T235">Organização estruturada de computadores / Andrew S. Tanenbaum,</text:span><text:span/></text:p>
      <text:p text:style-name="P78"><text:span text:style-name="T236">Todd Austin; tradução Daniel Vieira; revisão técnica Wagner Luiz</text:span><text:span/></text:p>
      <text:p text:style-name="P79"><text:span text:style-name="T237">Zucchi. -- São Paulo : Pearson Prentice Hall, 2013.</text:span><text:span/><text:span text:style-name="T238"/><text:span text:style-name="T2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family="Arial" style:font-family-asian="Arial" style:font-family-complex="Arial" fo:font-size="11pt" fo:language="pt" fo:country="BR"/>
      <style:paragraph-properties fo:line-height="115%" style:tab-stop-distance="35.4pt" fo:margin-top="0pt" fo:margin-bottom="10pt"/>
    </style:default-style>
    <style:default-style style:family="text">
      <style:text-properties fo:font-family="Arial" style:font-family-asian="Arial" style:font-family-complex="Arial" fo:font-size="11pt" fo:language="pt" fo:country="BR"/>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601" style:display-name="Heading 1" style:family="paragraph" style:name="13">
      <style:text-properties fo:font-family="Arial" style:font-family-asian="Arial" style:font-family-complex="Arial" fo:font-size="20pt"/>
      <style:paragraph-properties fo:margin-top="24pt" fo:margin-bottom="10pt"/>
    </style:style>
    <style:style style:parent-style-name="11" style:display-name="Heading 1 Char" style:family="text" style:name="14">
      <style:text-properties fo:font-family="Arial" style:font-family-asian="Arial" style:font-family-complex="Arial" fo:font-size="20pt"/>
    </style:style>
    <style:style style:parent-style-name="601" style:display-name="Heading 2" style:family="paragraph" style:name="15">
      <style:text-properties fo:font-family="Arial" style:font-family-asian="Arial" style:font-family-complex="Arial" fo:font-size="17pt"/>
      <style:paragraph-properties fo:margin-top="18pt" fo:margin-bottom="10pt"/>
    </style:style>
    <style:style style:parent-style-name="11" style:display-name="Heading 2 Char" style:family="text" style:name="16">
      <style:text-properties fo:font-family="Arial" style:font-family-asian="Arial" style:font-family-complex="Arial" fo:font-size="17pt"/>
    </style:style>
    <style:style style:parent-style-name="601" style:display-name="Heading 3" style:family="paragraph" style:name="17">
      <style:text-properties fo:font-family="Arial" style:font-family-asian="Arial" style:font-family-complex="Arial" fo:font-size="15pt"/>
      <style:paragraph-properties fo:margin-top="16pt" fo:margin-bottom="10pt"/>
    </style:style>
    <style:style style:parent-style-name="11" style:display-name="Heading 3 Char" style:family="text" style:name="18">
      <style:text-properties fo:font-family="Arial" style:font-family-asian="Arial" style:font-family-complex="Arial" fo:font-size="15pt"/>
    </style:style>
    <style:style style:parent-style-name="601" style:display-name="Heading 4" style:family="paragraph" style:name="19">
      <style:text-properties fo:font-family="Arial" style:font-family-asian="Arial" style:font-family-complex="Arial" fo:font-size="13pt" fo:font-weight="bold"/>
      <style:paragraph-properties fo:margin-top="16pt" fo:margin-bottom="10pt"/>
    </style:style>
    <style:style style:parent-style-name="11" style:display-name="Heading 4 Char" style:family="text" style:name="20">
      <style:text-properties fo:font-family="Arial" style:font-family-asian="Arial" style:font-family-complex="Arial" fo:font-size="13pt" fo:font-weight="bold"/>
    </style:style>
    <style:style style:parent-style-name="601" style:display-name="Heading 5" style:family="paragraph" style:name="21">
      <style:text-properties fo:font-family="Arial" style:font-family-asian="Arial" style:font-family-complex="Arial" fo:font-size="12pt" fo:font-weight="bold"/>
      <style:paragraph-properties fo:margin-top="16pt" fo:margin-bottom="10pt"/>
    </style:style>
    <style:style style:parent-style-name="11" style:display-name="Heading 5 Char" style:family="text" style:name="22">
      <style:text-properties fo:font-family="Arial" style:font-family-asian="Arial" style:font-family-complex="Arial" fo:font-size="12pt" fo:font-weight="bold"/>
    </style:style>
    <style:style style:parent-style-name="601" style:display-name="Heading 6" style:family="paragraph" style:name="23">
      <style:text-properties fo:font-family="Arial" style:font-family-asian="Arial" style:font-family-complex="Arial" fo:font-size="11pt" fo:font-weight="bold"/>
      <style:paragraph-properties fo:margin-top="16pt" fo:margin-bottom="10pt"/>
    </style:style>
    <style:style style:parent-style-name="11" style:display-name="Heading 6 Char" style:family="text" style:name="24">
      <style:text-properties fo:font-family="Arial" style:font-family-asian="Arial" style:font-family-complex="Arial" fo:font-size="11pt" fo:font-weight="bold"/>
    </style:style>
    <style:style style:parent-style-name="601" style:display-name="Heading 7" style:family="paragraph" style:name="25">
      <style:text-properties fo:font-family="Arial" style:font-family-asian="Arial" style:font-family-complex="Arial" fo:font-size="11pt" fo:font-style="italic" fo:font-weight="bold"/>
      <style:paragraph-properties fo:margin-top="16pt" fo:margin-bottom="10pt"/>
    </style:style>
    <style:style style:parent-style-name="11" style:display-name="Heading 7 Char" style:family="text" style:name="26">
      <style:text-properties fo:font-family="Arial" style:font-family-asian="Arial" style:font-family-complex="Arial" fo:font-size="11pt" fo:font-style="italic" fo:font-weight="bold"/>
    </style:style>
    <style:style style:parent-style-name="601" style:display-name="Heading 8" style:family="paragraph" style:name="27">
      <style:text-properties fo:font-family="Arial" style:font-family-asian="Arial" style:font-family-complex="Arial" fo:font-size="11pt" fo:font-style="italic"/>
      <style:paragraph-properties fo:margin-top="16pt" fo:margin-bottom="10pt"/>
    </style:style>
    <style:style style:parent-style-name="11" style:display-name="Heading 8 Char" style:family="text" style:name="28">
      <style:text-properties fo:font-family="Arial" style:font-family-asian="Arial" style:font-family-complex="Arial" fo:font-size="11pt" fo:font-style="italic"/>
    </style:style>
    <style:style style:parent-style-name="601" style:display-name="Heading 9" style:family="paragraph" style:name="29">
      <style:text-properties fo:font-family="Arial" style:font-family-asian="Arial" style:font-family-complex="Arial" fo:font-size="10.5pt" fo:font-style="italic"/>
      <style:paragraph-properties fo:margin-top="16pt" fo:margin-bottom="10pt"/>
    </style:style>
    <style:style style:parent-style-name="11" style:display-name="Heading 9 Char" style:family="text" style:name="30">
      <style:text-properties fo:font-family="Arial" style:font-family-asian="Arial" style:font-family-complex="Arial" fo:font-size="10.5pt" fo:font-style="italic"/>
    </style:style>
    <style:style style:parent-style-name="601" style:display-name="Title" style:family="paragraph" style:name="34">
      <style:text-properties fo:font-size="24pt"/>
      <style:paragraph-properties fo:margin-top="15pt" fo:margin-bottom="10pt" style:contextual-spacing="true"/>
    </style:style>
    <style:style style:parent-style-name="11" style:display-name="Title Char" style:family="text" style:name="35">
      <style:text-properties fo:font-size="24pt"/>
    </style:style>
    <style:style style:parent-style-name="601" style:display-name="Subtitle" style:family="paragraph" style:name="36">
      <style:text-properties fo:font-size="12pt"/>
      <style:paragraph-properties fo:margin-top="10pt" fo:margin-bottom="10pt"/>
    </style:style>
    <style:style style:parent-style-name="11" style:display-name="Subtitle Char" style:family="text" style:name="37">
      <style:text-properties fo:font-size="12pt"/>
    </style:style>
    <style:style style:parent-style-name="601" style:display-name="Quote" style:family="paragraph" style:name="38">
      <style:text-properties fo:font-style="italic"/>
      <style:paragraph-properties fo:margin-left="1.27cm" fo:margin-right="1.27cm"/>
    </style:style>
    <style:style style:display-name="Quote Char" style:family="text" style:name="39">
      <style:text-properties fo:font-style="italic"/>
    </style:style>
    <style:style style:parent-style-name="601" style:display-name="Intense Quote" style:family="paragraph" style:name="40">
      <style:text-properties fo:font-style="italic"/>
      <style:paragraph-properties fo:margin-left="1.27cm" fo:margin-right="1.27cm" fo:background-color="#f2f2f2" style:contextual-spacing="true" fo:border="0.01764cm solid #FFFFFF"/>
    </style:style>
    <style:style style:display-name="Intense Quote Char" style:family="text" style:name="41">
      <style:text-properties fo:font-style="italic"/>
    </style:style>
    <style:style style:parent-style-name="601" style:display-name="Header" style:family="paragraph" style:name="42">
      <style:paragraph-properties fo:line-height="100%" fo:margin-bottom="0pt">
        <style:tab-stops>
          <style:tab-stop style:position="12.6cm" style:type="center"/>
          <style:tab-stop style:position="25.2cm" style:type="right"/>
        </style:tab-stops>
      </style:paragraph-properties>
    </style:style>
    <style:style style:parent-style-name="11" style:display-name="Header Char" style:family="text" style:name="43"/>
    <style:style style:parent-style-name="601" style:display-name="Footer" style:family="paragraph" style:name="44">
      <style:paragraph-properties fo:line-height="100%" fo:margin-bottom="0pt">
        <style:tab-stops>
          <style:tab-stop style:position="12.6cm" style:type="center"/>
          <style:tab-stop style:position="25.2cm" style:type="right"/>
        </style:tab-stops>
      </style:paragraph-properties>
    </style:style>
    <style:style style:parent-style-name="11" style:display-name="Footer Char" style:family="text" style:name="45"/>
    <style:style style:parent-style-name="601" style:display-name="Caption" style:family="paragraph" style:name="46">
      <style:text-properties fo:color="#4f81bd" fo:font-size="9pt" fo:font-weight="bold"/>
      <style:paragraph-properties fo:line-height="115%"/>
    </style:style>
    <style:style style:parent-style-name="46" style:display-name="Caption Char" style:family="text" style:name="47"/>
    <style:style style:display-name="Hyperlink" style:family="text" style:name="174">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01" style:display-name="footnote text" style:family="paragraph" style:name="175">
      <style:text-properties fo:font-size="9pt"/>
      <style:paragraph-properties fo:line-height="100%" fo:margin-bottom="2pt"/>
    </style:style>
    <style:style style:display-name="Footnote Text Char" style:family="text" style:name="176">
      <style:text-properties fo:font-size="9pt"/>
    </style:style>
    <style:style style:parent-style-name="11" style:display-name="footnote reference" style:family="text" style:name="177">
      <style:text-properties style:text-position="super 58%"/>
    </style:style>
    <style:style style:parent-style-name="601" style:display-name="endnote text" style:family="paragraph" style:name="178">
      <style:text-properties fo:font-size="10pt"/>
      <style:paragraph-properties fo:line-height="100%" fo:margin-bottom="0pt"/>
    </style:style>
    <style:style style:display-name="Endnote Text Char" style:family="text" style:name="179">
      <style:text-properties fo:font-size="10pt"/>
    </style:style>
    <style:style style:parent-style-name="11" style:display-name="endnote reference" style:family="text" style:name="180">
      <style:text-properties style:text-position="super 58%"/>
    </style:style>
    <style:style style:parent-style-name="601" style:display-name="toc 1" style:family="paragraph" style:name="181">
      <style:paragraph-properties fo:margin-left="0cm" fo:margin-right="0cm" fo:text-indent="0cm" fo:margin-bottom="2.85pt"/>
    </style:style>
    <style:style style:parent-style-name="601" style:display-name="toc 2" style:family="paragraph" style:name="182">
      <style:paragraph-properties fo:margin-left="0.4992cm" fo:margin-right="0cm" fo:text-indent="0cm" fo:margin-bottom="2.85pt"/>
    </style:style>
    <style:style style:parent-style-name="601" style:display-name="toc 3" style:family="paragraph" style:name="183">
      <style:paragraph-properties fo:margin-left="1cm" fo:margin-right="0cm" fo:text-indent="0cm" fo:margin-bottom="2.85pt"/>
    </style:style>
    <style:style style:parent-style-name="601" style:display-name="toc 4" style:family="paragraph" style:name="184">
      <style:paragraph-properties fo:margin-left="1.499cm" fo:margin-right="0cm" fo:text-indent="0cm" fo:margin-bottom="2.85pt"/>
    </style:style>
    <style:style style:parent-style-name="601" style:display-name="toc 5" style:family="paragraph" style:name="185">
      <style:paragraph-properties fo:margin-left="2cm" fo:margin-right="0cm" fo:text-indent="0cm" fo:margin-bottom="2.85pt"/>
    </style:style>
    <style:style style:parent-style-name="601" style:display-name="toc 6" style:family="paragraph" style:name="186">
      <style:paragraph-properties fo:margin-left="2.5cm" fo:margin-right="0cm" fo:text-indent="0cm" fo:margin-bottom="2.85pt"/>
    </style:style>
    <style:style style:parent-style-name="601" style:display-name="toc 7" style:family="paragraph" style:name="187">
      <style:paragraph-properties fo:margin-left="3.001cm" fo:margin-right="0cm" fo:text-indent="0cm" fo:margin-bottom="2.85pt"/>
    </style:style>
    <style:style style:parent-style-name="601" style:display-name="toc 8" style:family="paragraph" style:name="188">
      <style:paragraph-properties fo:margin-left="3.5cm" fo:margin-right="0cm" fo:text-indent="0cm" fo:margin-bottom="2.85pt"/>
    </style:style>
    <style:style style:parent-style-name="601" style:display-name="toc 9" style:family="paragraph" style:name="189">
      <style:paragraph-properties fo:margin-left="4.001cm" fo:margin-right="0cm" fo:text-indent="0cm" fo:margin-bottom="2.85pt"/>
    </style:style>
    <style:style style:display-name="TOC Heading" style:family="paragraph" style:name="190"/>
    <style:style style:parent-style-name="601" style:display-name="table of figures" style:family="paragraph" style:name="191">
      <style:paragraph-properties fo:margin-bottom="0pt"/>
    </style:style>
    <style:style style:class="default" style:display-name="Normal" style:family="paragraph" style:name="601">
      <style:text-properties/>
      <style:paragraph-properties/>
    </style:style>
    <style:style style:parent-style-name="601" style:display-name="No Spacing" style:family="paragraph" style:name="604">
      <style:paragraph-properties fo:line-height="100%" fo:margin-bottom="0pt"/>
    </style:style>
    <style:style style:parent-style-name="601" style:display-name="List Paragraph" style:family="paragraph" style:name="605">
      <style:text-properties/>
      <style:paragraph-properties fo:margin-left="1.27cm" style:contextual-spacing="true"/>
    </style:style>
    <style:style style:class="default" style:display-name="Default Paragraph Font" style:family="text" style:name="614"/>
    <style:style style:family="text" style:name="T1">
      <style:text-properties fo:font-family="Symbol" style:font-family-asian="Symbol" style:font-family-complex="Symbol"/>
    </style:style>
    <style:style style:family="text" style:name="T2">
      <style:text-properties fo:font-family="Courier New" style:font-family-asian="Courier New" style:font-family-complex="Courier New"/>
    </style:style>
    <style:style style:family="text" style:name="T3">
      <style:text-properties fo:font-family="Wingdings" style:font-family-asian="Wingdings" style:font-family-complex="Wingdings"/>
    </style:style>
    <style:style style:family="text" style:name="T4">
      <style:text-properties fo:font-family="Symbol" style:font-family-asian="Symbol" style:font-family-complex="Symbol"/>
    </style:style>
    <style:style style:family="text" style:name="T5">
      <style:text-properties fo:font-family="Courier New" style:font-family-asian="Courier New" style:font-family-complex="Courier New"/>
    </style:style>
    <style:style style:family="text" style:name="T6">
      <style:text-properties fo:font-family="Wingdings" style:font-family-asian="Wingdings" style:font-family-complex="Wingdings"/>
    </style:style>
    <style:style style:family="text" style:name="T7">
      <style:text-properties fo:font-family="Symbol" style:font-family-asian="Symbol" style:font-family-complex="Symbol"/>
    </style:style>
    <style:style style:family="text" style:name="T8">
      <style:text-properties fo:font-family="Courier New" style:font-family-asian="Courier New" style:font-family-complex="Courier New"/>
    </style:style>
    <style:style style:family="text" style:name="T9">
      <style:text-properties fo:font-family="Wingdings" style:font-family-asian="Wingdings" style:font-family-complex="Wingdings"/>
    </style:style>
    <text:list-style style:name="WWNum1">
      <text:list-level-style-number text:level="1" style:num-format="A" style:num-letter-sync="true" style:num-suffix=")">
        <style:list-level-properties text:list-level-position-and-space-mode="label-alignment">
          <style:list-level-label-alignment fo:text-indent="-0.635cm" fo:margin-left="1.251cm"/>
        </style:list-level-properties>
      </text:list-level-style-number>
      <text:list-level-style-number text:level="2" style:num-format="a" style:num-letter-sync="true" style:num-suffix=".">
        <style:list-level-properties text:list-level-position-and-space-mode="label-alignment">
          <style:list-level-label-alignment fo:text-indent="-0.635cm" fo:margin-left="2.521cm"/>
        </style:list-level-properties>
      </text:list-level-style-number>
      <text:list-level-style-number text:level="3" style:num-format="i" style:num-suffix=".">
        <style:list-level-properties text:list-level-position-and-space-mode="label-alignment">
          <style:list-level-label-alignment fo:text-indent="-0.3175cm" fo:margin-left="3.791cm"/>
        </style:list-level-properties>
      </text:list-level-style-number>
      <text:list-level-style-number text:level="4" style:num-format="1" style:num-suffix=".">
        <style:list-level-properties text:list-level-position-and-space-mode="label-alignment">
          <style:list-level-label-alignment fo:text-indent="-0.635cm" fo:margin-left="5.061cm"/>
        </style:list-level-properties>
      </text:list-level-style-number>
      <text:list-level-style-number text:level="5" style:num-format="a" style:num-letter-sync="true" style:num-suffix=".">
        <style:list-level-properties text:list-level-position-and-space-mode="label-alignment">
          <style:list-level-label-alignment fo:text-indent="-0.635cm" fo:margin-left="6.331cm"/>
        </style:list-level-properties>
      </text:list-level-style-number>
      <text:list-level-style-number text:level="6" style:num-format="i" style:num-suffix=".">
        <style:list-level-properties text:list-level-position-and-space-mode="label-alignment">
          <style:list-level-label-alignment fo:text-indent="-0.3175cm" fo:margin-left="7.601cm"/>
        </style:list-level-properties>
      </text:list-level-style-number>
      <text:list-level-style-number text:level="7" style:num-format="1" style:num-suffix=".">
        <style:list-level-properties text:list-level-position-and-space-mode="label-alignment">
          <style:list-level-label-alignment fo:text-indent="-0.635cm" fo:margin-left="8.87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4cm"/>
        </style:list-level-properties>
      </text:list-level-style-number>
      <text:list-level-style-number text:level="9" style:num-format="i" style:num-suffix=".">
        <style:list-level-properties text:list-level-position-and-space-mode="label-alignment">
          <style:list-level-label-alignment fo:text-indent="-0.3175cm" fo:margin-left="11.41cm"/>
        </style:list-level-properties>
      </text:list-level-style-number>
    </text:list-style>
    <text:list-style style:name="WWNum2">
      <text:list-level-style-number text:level="1" style:num-format="a" style:num-letter-sync="true" style:num-suffix=")">
        <style:list-level-properties text:list-level-position-and-space-mode="label-alignment">
          <style:list-level-label-alignment fo:text-indent="-0.635cm" fo:margin-left="1.251cm"/>
        </style:list-level-properties>
      </text:list-level-style-number>
      <text:list-level-style-number text:level="2" style:num-format="a" style:num-letter-sync="true" style:num-suffix=".">
        <style:list-level-properties text:list-level-position-and-space-mode="label-alignment">
          <style:list-level-label-alignment fo:text-indent="-0.635cm" fo:margin-left="2.521cm"/>
        </style:list-level-properties>
      </text:list-level-style-number>
      <text:list-level-style-number text:level="3" style:num-format="i" style:num-suffix=".">
        <style:list-level-properties text:list-level-position-and-space-mode="label-alignment">
          <style:list-level-label-alignment fo:text-indent="-0.3175cm" fo:margin-left="3.791cm"/>
        </style:list-level-properties>
      </text:list-level-style-number>
      <text:list-level-style-number text:level="4" style:num-format="1" style:num-suffix=".">
        <style:list-level-properties text:list-level-position-and-space-mode="label-alignment">
          <style:list-level-label-alignment fo:text-indent="-0.635cm" fo:margin-left="5.061cm"/>
        </style:list-level-properties>
      </text:list-level-style-number>
      <text:list-level-style-number text:level="5" style:num-format="a" style:num-letter-sync="true" style:num-suffix=".">
        <style:list-level-properties text:list-level-position-and-space-mode="label-alignment">
          <style:list-level-label-alignment fo:text-indent="-0.635cm" fo:margin-left="6.331cm"/>
        </style:list-level-properties>
      </text:list-level-style-number>
      <text:list-level-style-number text:level="6" style:num-format="i" style:num-suffix=".">
        <style:list-level-properties text:list-level-position-and-space-mode="label-alignment">
          <style:list-level-label-alignment fo:text-indent="-0.3175cm" fo:margin-left="7.601cm"/>
        </style:list-level-properties>
      </text:list-level-style-number>
      <text:list-level-style-number text:level="7" style:num-format="1" style:num-suffix=".">
        <style:list-level-properties text:list-level-position-and-space-mode="label-alignment">
          <style:list-level-label-alignment fo:text-indent="-0.635cm" fo:margin-left="8.87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4cm"/>
        </style:list-level-properties>
      </text:list-level-style-number>
      <text:list-level-style-number text:level="9" style:num-format="i" style:num-suffix=".">
        <style:list-level-properties text:list-level-position-and-space-mode="label-alignment">
          <style:list-level-label-alignment fo:text-indent="-0.3175cm" fo:margin-left="11.41cm"/>
        </style:list-level-properties>
      </text:list-level-style-number>
    </text:list-style>
    <text:list-style style:name="WWNum3">
      <text:list-level-style-number text:level="1" style:num-format="1" style:num-suffix=".">
        <style:list-level-properties text:list-level-position-and-space-mode="label-alignment">
          <style:list-level-label-alignment fo:text-indent="-0.635cm" fo:margin-left="1.251cm"/>
        </style:list-level-properties>
      </text:list-level-style-number>
      <text:list-level-style-number text:level="2" style:num-format="1" style:num-suffix=".">
        <style:list-level-properties text:list-level-position-and-space-mode="label-alignment">
          <style:list-level-label-alignment fo:text-indent="-0.635cm" fo:margin-left="2.521cm"/>
        </style:list-level-properties>
      </text:list-level-style-number>
      <text:list-level-style-number text:level="3" style:num-format="1" style:num-suffix=".">
        <style:list-level-properties text:list-level-position-and-space-mode="label-alignment">
          <style:list-level-label-alignment fo:text-indent="-0.3175cm" fo:margin-left="3.791cm"/>
        </style:list-level-properties>
      </text:list-level-style-number>
      <text:list-level-style-number text:level="4" style:num-format="1" style:num-suffix=".">
        <style:list-level-properties text:list-level-position-and-space-mode="label-alignment">
          <style:list-level-label-alignment fo:text-indent="-0.635cm" fo:margin-left="5.061cm"/>
        </style:list-level-properties>
      </text:list-level-style-number>
      <text:list-level-style-number text:level="5" style:num-format="1" style:num-suffix=".">
        <style:list-level-properties text:list-level-position-and-space-mode="label-alignment">
          <style:list-level-label-alignment fo:text-indent="-0.635cm" fo:margin-left="6.331cm"/>
        </style:list-level-properties>
      </text:list-level-style-number>
      <text:list-level-style-number text:level="6" style:num-format="1" style:num-suffix=".">
        <style:list-level-properties text:list-level-position-and-space-mode="label-alignment">
          <style:list-level-label-alignment fo:text-indent="-0.3175cm" fo:margin-left="7.601cm"/>
        </style:list-level-properties>
      </text:list-level-style-number>
      <text:list-level-style-number text:level="7" style:num-format="1" style:num-suffix=".">
        <style:list-level-properties text:list-level-position-and-space-mode="label-alignment">
          <style:list-level-label-alignment fo:text-indent="-0.635cm" fo:margin-left="8.871cm"/>
        </style:list-level-properties>
      </text:list-level-style-number>
      <text:list-level-style-number text:level="8" style:num-format="1" style:num-suffix=".">
        <style:list-level-properties text:list-level-position-and-space-mode="label-alignment">
          <style:list-level-label-alignment fo:text-indent="-0.635cm" fo:margin-left="10.14cm"/>
        </style:list-level-properties>
      </text:list-level-style-number>
      <text:list-level-style-number text:level="9" style:num-format="1" style:num-suffix=".">
        <style:list-level-properties text:list-level-position-and-space-mode="label-alignment">
          <style:list-level-label-alignment fo:text-indent="-0.3175cm" fo:margin-left="11.41cm"/>
        </style:list-level-properties>
      </text:list-level-style-number>
    </text:list-style>
    <text:list-style style:name="WWNum4">
      <text:list-level-style-number text:level="1" style:num-format="1" style:num-suffix=".">
        <style:list-level-properties text:list-level-position-and-space-mode="label-alignment">
          <style:list-level-label-alignment fo:text-indent="-0.635cm" fo:margin-left="1.251cm"/>
        </style:list-level-properties>
      </text:list-level-style-number>
      <text:list-level-style-number text:level="2" style:num-format="1" style:num-suffix=".">
        <style:list-level-properties text:list-level-position-and-space-mode="label-alignment">
          <style:list-level-label-alignment fo:text-indent="-0.635cm" fo:margin-left="2.521cm"/>
        </style:list-level-properties>
      </text:list-level-style-number>
      <text:list-level-style-number text:level="3" style:num-format="1" style:num-suffix=".">
        <style:list-level-properties text:list-level-position-and-space-mode="label-alignment">
          <style:list-level-label-alignment fo:text-indent="-0.3175cm" fo:margin-left="3.791cm"/>
        </style:list-level-properties>
      </text:list-level-style-number>
      <text:list-level-style-number text:level="4" style:num-format="1" style:num-suffix=".">
        <style:list-level-properties text:list-level-position-and-space-mode="label-alignment">
          <style:list-level-label-alignment fo:text-indent="-0.635cm" fo:margin-left="5.061cm"/>
        </style:list-level-properties>
      </text:list-level-style-number>
      <text:list-level-style-number text:level="5" style:num-format="1" style:num-suffix=".">
        <style:list-level-properties text:list-level-position-and-space-mode="label-alignment">
          <style:list-level-label-alignment fo:text-indent="-0.635cm" fo:margin-left="6.331cm"/>
        </style:list-level-properties>
      </text:list-level-style-number>
      <text:list-level-style-number text:level="6" style:num-format="1" style:num-suffix=".">
        <style:list-level-properties text:list-level-position-and-space-mode="label-alignment">
          <style:list-level-label-alignment fo:text-indent="-0.3175cm" fo:margin-left="7.601cm"/>
        </style:list-level-properties>
      </text:list-level-style-number>
      <text:list-level-style-number text:level="7" style:num-format="1" style:num-suffix=".">
        <style:list-level-properties text:list-level-position-and-space-mode="label-alignment">
          <style:list-level-label-alignment fo:text-indent="-0.635cm" fo:margin-left="8.871cm"/>
        </style:list-level-properties>
      </text:list-level-style-number>
      <text:list-level-style-number text:level="8" style:num-format="1" style:num-suffix=".">
        <style:list-level-properties text:list-level-position-and-space-mode="label-alignment">
          <style:list-level-label-alignment fo:text-indent="-0.635cm" fo:margin-left="10.14cm"/>
        </style:list-level-properties>
      </text:list-level-style-number>
      <text:list-level-style-number text:level="9" style:num-format="1" style:num-suffix=".">
        <style:list-level-properties text:list-level-position-and-space-mode="label-alignment">
          <style:list-level-label-alignment fo:text-indent="-0.3175cm" fo:margin-left="11.41cm"/>
        </style:list-level-properties>
      </text:list-level-style-number>
    </text:list-style>
    <text:list-style style:name="WWNum5">
      <text:list-level-style-number text:level="1" style:num-format="1" style:num-suffix=".">
        <style:list-level-properties text:list-level-position-and-space-mode="label-alignment">
          <style:list-level-label-alignment fo:text-indent="-0.635cm" fo:margin-left="1.251cm"/>
        </style:list-level-properties>
      </text:list-level-style-number>
      <text:list-level-style-number text:level="2" style:num-format="1" style:num-suffix=".">
        <style:list-level-properties text:list-level-position-and-space-mode="label-alignment">
          <style:list-level-label-alignment fo:text-indent="-0.635cm" fo:margin-left="2.521cm"/>
        </style:list-level-properties>
      </text:list-level-style-number>
      <text:list-level-style-number text:level="3" style:num-format="1" style:num-suffix=".">
        <style:list-level-properties text:list-level-position-and-space-mode="label-alignment">
          <style:list-level-label-alignment fo:text-indent="-0.3175cm" fo:margin-left="3.791cm"/>
        </style:list-level-properties>
      </text:list-level-style-number>
      <text:list-level-style-number text:level="4" style:num-format="1" style:num-suffix=".">
        <style:list-level-properties text:list-level-position-and-space-mode="label-alignment">
          <style:list-level-label-alignment fo:text-indent="-0.635cm" fo:margin-left="5.061cm"/>
        </style:list-level-properties>
      </text:list-level-style-number>
      <text:list-level-style-number text:level="5" style:num-format="1" style:num-suffix=".">
        <style:list-level-properties text:list-level-position-and-space-mode="label-alignment">
          <style:list-level-label-alignment fo:text-indent="-0.635cm" fo:margin-left="6.331cm"/>
        </style:list-level-properties>
      </text:list-level-style-number>
      <text:list-level-style-number text:level="6" style:num-format="1" style:num-suffix=".">
        <style:list-level-properties text:list-level-position-and-space-mode="label-alignment">
          <style:list-level-label-alignment fo:text-indent="-0.3175cm" fo:margin-left="7.601cm"/>
        </style:list-level-properties>
      </text:list-level-style-number>
      <text:list-level-style-number text:level="7" style:num-format="1" style:num-suffix=".">
        <style:list-level-properties text:list-level-position-and-space-mode="label-alignment">
          <style:list-level-label-alignment fo:text-indent="-0.635cm" fo:margin-left="8.871cm"/>
        </style:list-level-properties>
      </text:list-level-style-number>
      <text:list-level-style-number text:level="8" style:num-format="1" style:num-suffix=".">
        <style:list-level-properties text:list-level-position-and-space-mode="label-alignment">
          <style:list-level-label-alignment fo:text-indent="-0.635cm" fo:margin-left="10.14cm"/>
        </style:list-level-properties>
      </text:list-level-style-number>
      <text:list-level-style-number text:level="9" style:num-format="1" style:num-suffix=".">
        <style:list-level-properties text:list-level-position-and-space-mode="label-alignment">
          <style:list-level-label-alignment fo:text-indent="-0.3175cm" fo:margin-left="11.41cm"/>
        </style:list-level-properties>
      </text:list-level-style-number>
    </text:list-style>
    <text:list-style style:name="WWNum6">
      <text:list-level-style-number text:level="1" style:num-format="1" style:num-suffix=".">
        <style:list-level-properties text:list-level-position-and-space-mode="label-alignment">
          <style:list-level-label-alignment fo:text-indent="-0.635cm" fo:margin-left="1.251cm"/>
        </style:list-level-properties>
      </text:list-level-style-number>
      <text:list-level-style-number text:level="2" style:num-format="1" style:num-suffix=".">
        <style:list-level-properties text:list-level-position-and-space-mode="label-alignment">
          <style:list-level-label-alignment fo:text-indent="-0.635cm" fo:margin-left="2.521cm"/>
        </style:list-level-properties>
      </text:list-level-style-number>
      <text:list-level-style-number text:level="3" style:num-format="1" style:num-suffix=".">
        <style:list-level-properties text:list-level-position-and-space-mode="label-alignment">
          <style:list-level-label-alignment fo:text-indent="-0.3175cm" fo:margin-left="3.791cm"/>
        </style:list-level-properties>
      </text:list-level-style-number>
      <text:list-level-style-number text:level="4" style:num-format="1" style:num-suffix=".">
        <style:list-level-properties text:list-level-position-and-space-mode="label-alignment">
          <style:list-level-label-alignment fo:text-indent="-0.635cm" fo:margin-left="5.061cm"/>
        </style:list-level-properties>
      </text:list-level-style-number>
      <text:list-level-style-number text:level="5" style:num-format="1" style:num-suffix=".">
        <style:list-level-properties text:list-level-position-and-space-mode="label-alignment">
          <style:list-level-label-alignment fo:text-indent="-0.635cm" fo:margin-left="6.331cm"/>
        </style:list-level-properties>
      </text:list-level-style-number>
      <text:list-level-style-number text:level="6" style:num-format="1" style:num-suffix=".">
        <style:list-level-properties text:list-level-position-and-space-mode="label-alignment">
          <style:list-level-label-alignment fo:text-indent="-0.3175cm" fo:margin-left="7.601cm"/>
        </style:list-level-properties>
      </text:list-level-style-number>
      <text:list-level-style-number text:level="7" style:num-format="1" style:num-suffix=".">
        <style:list-level-properties text:list-level-position-and-space-mode="label-alignment">
          <style:list-level-label-alignment fo:text-indent="-0.635cm" fo:margin-left="8.871cm"/>
        </style:list-level-properties>
      </text:list-level-style-number>
      <text:list-level-style-number text:level="8" style:num-format="1" style:num-suffix=".">
        <style:list-level-properties text:list-level-position-and-space-mode="label-alignment">
          <style:list-level-label-alignment fo:text-indent="-0.635cm" fo:margin-left="10.14cm"/>
        </style:list-level-properties>
      </text:list-level-style-number>
      <text:list-level-style-number text:level="9" style:num-format="1" style:num-suffix=".">
        <style:list-level-properties text:list-level-position-and-space-mode="label-alignment">
          <style:list-level-label-alignment fo:text-indent="-0.3175cm" fo:margin-left="11.41cm"/>
        </style:list-level-properties>
      </text:list-level-style-number>
    </text:list-style>
    <text:list-style style:name="WWNum7">
      <text:list-level-style-number text:level="1" style:num-format="1" style:num-suffix=".">
        <style:list-level-properties text:list-level-position-and-space-mode="label-alignment">
          <style:list-level-label-alignment fo:text-indent="-0.635cm" fo:margin-left="1.27cm"/>
        </style:list-level-properties>
      </text:list-level-style-number>
      <text:list-level-style-number text:level="2" style:num-format="1"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text:list-style style:name="WWNum8">
      <text:list-level-style-bullet text:level="1" text:style-name="T1" text:bullet-char="·">
        <style:list-level-properties text:list-level-position-and-space-mode="label-alignment">
          <style:list-level-label-alignment fo:text-indent="-0.635cm" fo:margin-left="2.5cm"/>
        </style:list-level-properties>
        <style:text-properties fo:font-family="Symbol" style:font-family-asian="Symbol" style:font-family-complex="Symbol"/>
      </text:list-level-style-bullet>
      <text:list-level-style-bullet text:level="2" text:style-name="T2" text:bullet-char="o">
        <style:list-level-properties text:list-level-position-and-space-mode="label-alignment">
          <style:list-level-label-alignment fo:text-indent="-0.635cm" fo:margin-left="3.77cm"/>
        </style:list-level-properties>
        <style:text-properties fo:font-family="Courier New" style:font-family-asian="Courier New" style:font-family-complex="Courier New"/>
      </text:list-level-style-bullet>
      <text:list-level-style-bullet text:level="3" text:style-name="T3" text:bullet-char="§">
        <style:list-level-properties text:list-level-position-and-space-mode="label-alignment">
          <style:list-level-label-alignment fo:text-indent="-0.635cm" fo:margin-left="5.04cm"/>
        </style:list-level-properties>
        <style:text-properties fo:font-family="Wingdings" style:font-family-asian="Wingdings" style:font-family-complex="Wingdings"/>
      </text:list-level-style-bullet>
      <text:list-level-style-bullet text:level="4" text:style-name="T4" text:bullet-char="·">
        <style:list-level-properties text:list-level-position-and-space-mode="label-alignment">
          <style:list-level-label-alignment fo:text-indent="-0.635cm" fo:margin-left="6.31cm"/>
        </style:list-level-properties>
        <style:text-properties fo:font-family="Symbol" style:font-family-asian="Symbol" style:font-family-complex="Symbol"/>
      </text:list-level-style-bullet>
      <text:list-level-style-bullet text:level="5" text:style-name="T5" text:bullet-char="o">
        <style:list-level-properties text:list-level-position-and-space-mode="label-alignment">
          <style:list-level-label-alignment fo:text-indent="-0.635cm" fo:margin-left="7.58cm"/>
        </style:list-level-properties>
        <style:text-properties fo:font-family="Courier New" style:font-family-asian="Courier New" style:font-family-complex="Courier New"/>
      </text:list-level-style-bullet>
      <text:list-level-style-bullet text:level="6" text:style-name="T6" text:bullet-char="§">
        <style:list-level-properties text:list-level-position-and-space-mode="label-alignment">
          <style:list-level-label-alignment fo:text-indent="-0.635cm" fo:margin-left="8.85cm"/>
        </style:list-level-properties>
        <style:text-properties fo:font-family="Wingdings" style:font-family-asian="Wingdings" style:font-family-complex="Wingdings"/>
      </text:list-level-style-bullet>
      <text:list-level-style-bullet text:level="7" text:style-name="T7" text:bullet-char="·">
        <style:list-level-properties text:list-level-position-and-space-mode="label-alignment">
          <style:list-level-label-alignment fo:text-indent="-0.635cm" fo:margin-left="10.12cm"/>
        </style:list-level-properties>
        <style:text-properties fo:font-family="Symbol" style:font-family-asian="Symbol" style:font-family-complex="Symbol"/>
      </text:list-level-style-bullet>
      <text:list-level-style-bullet text:level="8" text:style-name="T8" text:bullet-char="o">
        <style:list-level-properties text:list-level-position-and-space-mode="label-alignment">
          <style:list-level-label-alignment fo:text-indent="-0.635cm" fo:margin-left="11.39cm"/>
        </style:list-level-properties>
        <style:text-properties fo:font-family="Courier New" style:font-family-asian="Courier New" style:font-family-complex="Courier New"/>
      </text:list-level-style-bullet>
      <text:list-level-style-bullet text:level="9" text:style-name="T9" text:bullet-char="§">
        <style:list-level-properties text:list-level-position-and-space-mode="label-alignment">
          <style:list-level-label-alignment fo:text-indent="-0.635cm" fo:margin-left="12.66cm"/>
        </style:list-level-properties>
        <style:text-properties fo:font-family="Wingdings" style:font-family-asian="Wingdings" style:font-family-complex="Wingdings"/>
      </text:list-level-style-bullet>
    </text:list-style>
    <text:list-style style:name="WWNum9">
      <text:list-level-style-number text:level="1" style:num-format="A" style:num-letter-sync="true" style:num-suffix=".">
        <style:list-level-properties text:list-level-position-and-space-mode="label-alignment">
          <style:list-level-label-alignment fo:text-indent="-0.635cm" fo:margin-left="2.48cm"/>
        </style:list-level-properties>
      </text:list-level-style-number>
      <text:list-level-style-number text:level="2" style:num-format="a" style:num-letter-sync="true" style:num-suffix=".">
        <style:list-level-properties text:list-level-position-and-space-mode="label-alignment">
          <style:list-level-label-alignment fo:text-indent="-0.635cm" fo:margin-left="3.75cm"/>
        </style:list-level-properties>
      </text:list-level-style-number>
      <text:list-level-style-number text:level="3" style:num-format="i" style:num-suffix=".">
        <style:list-level-properties text:list-level-position-and-space-mode="label-alignment">
          <style:list-level-label-alignment fo:text-indent="-0.3175cm" fo:margin-left="5.02cm"/>
        </style:list-level-properties>
      </text:list-level-style-number>
      <text:list-level-style-number text:level="4" style:num-format="1" style:num-suffix=".">
        <style:list-level-properties text:list-level-position-and-space-mode="label-alignment">
          <style:list-level-label-alignment fo:text-indent="-0.635cm" fo:margin-left="6.29cm"/>
        </style:list-level-properties>
      </text:list-level-style-number>
      <text:list-level-style-number text:level="5" style:num-format="a" style:num-letter-sync="true" style:num-suffix=".">
        <style:list-level-properties text:list-level-position-and-space-mode="label-alignment">
          <style:list-level-label-alignment fo:text-indent="-0.635cm" fo:margin-left="7.561cm"/>
        </style:list-level-properties>
      </text:list-level-style-number>
      <text:list-level-style-number text:level="6" style:num-format="i" style:num-suffix=".">
        <style:list-level-properties text:list-level-position-and-space-mode="label-alignment">
          <style:list-level-label-alignment fo:text-indent="-0.3175cm" fo:margin-left="8.831cm"/>
        </style:list-level-properties>
      </text:list-level-style-number>
      <text:list-level-style-number text:level="7" style:num-format="1" style:num-suffix=".">
        <style:list-level-properties text:list-level-position-and-space-mode="label-alignment">
          <style:list-level-label-alignment fo:text-indent="-0.635cm" fo:margin-left="10.1cm"/>
        </style:list-level-properties>
      </text:list-level-style-number>
      <text:list-level-style-number text:level="8" style:num-format="a" style:num-letter-sync="true" style:num-suffix=".">
        <style:list-level-properties text:list-level-position-and-space-mode="label-alignment">
          <style:list-level-label-alignment fo:text-indent="-0.635cm" fo:margin-left="11.37cm"/>
        </style:list-level-properties>
      </text:list-level-style-number>
      <text:list-level-style-number text:level="9" style:num-format="i" style:num-suffix=".">
        <style:list-level-properties text:list-level-position-and-space-mode="label-alignment">
          <style:list-level-label-alignment fo:text-indent="-0.3175cm" fo:margin-left="12.64cm"/>
        </style:list-level-properties>
      </text:list-level-style-number>
    </text:list-style>
    <text:list-style style:name="WWNum10">
      <text:list-level-style-number text:level="1" style:num-format="a" style:num-letter-sync="true" style:num-suffix=")">
        <style:list-level-properties text:list-level-position-and-space-mode="label-alignment">
          <style:list-level-label-alignment fo:text-indent="-0.635cm" fo:margin-left="1.27cm"/>
        </style:list-level-properties>
      </text:list-level-style-number>
      <text:list-level-style-number text:level="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style:num-format="i" style:num-suffix=".">
        <style:list-level-properties text:list-level-position-and-space-mode="label-alignment">
          <style:list-level-label-alignment fo:text-indent="-0.3175cm" fo:margin-left="3.81cm"/>
        </style:list-level-properties>
      </text:list-level-style-number>
      <text:list-level-style-number text:level="4" style:num-format="1" style:num-suffix=".">
        <style:list-level-properties text:list-level-position-and-space-mode="label-alignment">
          <style:list-level-label-alignment fo:text-indent="-0.635cm" fo:margin-left="5.08cm"/>
        </style:list-level-properties>
      </text:list-level-style-number>
      <text:list-level-style-number text:level="5"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style:num-format="i" style:num-suffix=".">
        <style:list-level-properties text:list-level-position-and-space-mode="label-alignment">
          <style:list-level-label-alignment fo:text-indent="-0.3175cm" fo:margin-left="7.62cm"/>
        </style:list-level-properties>
      </text:list-level-style-number>
      <text:list-level-style-number text:level="7" style:num-format="1" style:num-suffix=".">
        <style:list-level-properties text:list-level-position-and-space-mode="label-alignment">
          <style:list-level-label-alignment fo:text-indent="-0.635cm" fo:margin-left="8.891cm"/>
        </style:list-level-properties>
      </text:list-level-style-number>
      <text:list-level-style-number text:level="8"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style:num-format="i" style:num-suffix=".">
        <style:list-level-properties text:list-level-position-and-space-mode="label-alignment">
          <style:list-level-label-alignment fo:text-indent="-0.3175cm" fo:margin-left="11.43cm"/>
        </style:list-level-properties>
      </text:list-level-style-number>
    </text:list-style>
  </office:styles>
  <office:automatic-styles>
    <style:page-layout style:name="Mpm1">
      <style:page-layout-properties fo:page-width="21cm" fo:page-height="29.7cm" style:print-orientation="portrait" fo:margin-top="2.5cm" fo:margin-bottom="2.5cm" fo:margin-left="3.001cm" fo:margin-right="3.001cm"/>
    </style:page-layout>
    <style:page-layout style:name="Mpm2">
      <style:page-layout-properties fo:page-width="21cm" fo:page-height="29.7cm" style:print-orientation="portrait" fo:margin-top="2.5cm" fo:margin-bottom="2.5cm" fo:margin-left="3.001cm" fo:margin-right="3.001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0.184</meta:generator>
    <meta:initial-creator/>
    <meta:creation-date/>
    <meta:editing-cycles/>
    <meta:editing-duration/>
    <dc:date/>
    <dc:creator/>
    <meta:document-statistic/>
  </office:meta>
</office:document-meta>
</file>